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ILLCA CALVO, WALTE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1125249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411733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AREJA MONTERROSO, SHIRLEY MILAGRO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81829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 Mori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9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12</text:p>
          </table:table-cell>
          <table:table-cell table:style-name="Tableau1.D2" office:value-type="string">
            <text:p text:style-name="P12">50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0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8/11/2021</text:p>
          </table:table-cell>
          <table:table-cell table:style-name="Tabla2.A2" office:value-type="string">
            <text:p text:style-name="P7">522501670</text:p>
          </table:table-cell>
          <table:table-cell table:style-name="Tabla2.A2" office:value-type="string">
            <text:p text:style-name="P7">504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1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LE QUEDA A FAVOR S/45.00 SOL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2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21:12:0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